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poeticous.com/octavio-paz/entre-la-piedra-y-la-flor?locale=es"><text:span text:style-name="T1">Entre la piedra y la flor</text:span></text:a> </text:h>
      <text:p text:style-name="Text_20_body"><text:span text:style-name="Emphasis">por </text:span><text:a xlink:type="simple" xlink:href="https://www.poeticous.com/octavio-paz?locale=es"><text:span text:style-name="Emphasis">Octavio Paz</text:span></text:a></text:p>
      <text:p text:style-name="Text_20_body">A Teodoro Cesarman</text:p>
      <text:p text:style-name="Text_20_body">I</text:p>
      <text:p text:style-name="Text_20_body">Amanecemos piedras. <text:line-break/>Nada sino la luz. No hay nada <text:line-break/>sino la luz contra la luz.</text:p>
      <text:p text:style-name="Text_20_body">La tierra: <text:line-break/>palma de una mano de piedra.</text:p>
      <text:p text:style-name="Text_20_body">El agua callada <text:line-break/>en su tumba calcárea. <text:line-break/>El agua encarcelada, <text:line-break/>húmeda lengua humilde <text:line-break/>que no dice nada.</text:p>
      <text:p text:style-name="Text_20_body">Alza la tierra un vaho. <text:line-break/>Vuelan pájaros pardos, barro alado. <text:line-break/>El horizonte: <text:line-break/>unas cuantas nubes arrasadas.</text:p>
      <text:p text:style-name="Text_20_body">Planicie enorme, sin arrugas. <text:line-break/>El henequén, índice verde, <text:line-break/>divide los espacios terrestres. <text:line-break/>Cielo ya sin orillas.</text:p>
      <text:p text:style-name="Text_20_body">II</text:p>
      <text:p text:style-name="Text_20_body">¿Qué tierra es ésta? <text:line-break/>¿Qué violencias germinan</text:p>
      <text:p text:style-name="Text_20_body">bajo su pétrea cascara, <text:line-break/>qué obstinación de fuego ya frío, <text:line-break/>años y años como saliva que se acumula <text:line-break/>y se endurece y se aguza en púas?</text:p>
      <text:p text:style-name="Text_20_body">Una región que existe <text:line-break/>antes que el sol y el agua <text:line-break/>alzaran sus banderas enemigas, <text:line-break/>una región de piedra <text:line-break/>creada antes del doble nacimiento <text:line-break/>de la vida y la muerte.</text:p>
      <text:p text:style-name="Text_20_body">En la llanura la planta se implanta <text:line-break/>en vastas plantaciones militares. <text:line-break/>Ejército inmóvil <text:line-break/>frente al sol giratorio y las nubes nómadas.</text:p>
      <text:p text:style-name="Text_20_body">El henequén, verde y ensimismado, <text:line-break/>brota en pencas anchas y triangulares: <text:line-break/><text:soft-page-break/>es un surtidor de alfanjes vegetales. <text:line-break/>El henequén es una planta armada.</text:p>
      <text:p text:style-name="Text_20_body">Por sus fibras sube una sed de arena. <text:line-break/>Viene de los reinos de abajo, <text:line-break/>empuja hacia arriba y en pleno salto <text:line-break/>su chorro se detiene, <text:line-break/>convertido en un hostil penacho, <text:line-break/>verdor que acaba en puntas. <text:line-break/>Forma visible de la sed invisible.</text:p>
      <text:p text:style-name="Text_20_body">El agave es verdaderamente admirable: <text:line-break/>su violencia es quietud, simetría su quietud.</text:p>
      <text:p text:style-name="Text_20_body">Su sed fabrica el licor que lo sacia: <text:line-break/>es un alambique que se destila a sí mismo.</text:p>
      <text:p text:style-name="Text_20_body">Al cabo de veinticinco años <text:line-break/>alza una flor, roja y única. <text:line-break/>Una vara sexual la levanta, <text:line-break/>llama petrificada. <text:line-break/>Entonces muere.</text:p>
      <text:p text:style-name="Text_20_body">III</text:p>
      <text:p text:style-name="Text_20_body">Entre la piedra y la flor, el hombre: <text:line-break/>el nacimiento que nos lleva a la muerte, <text:line-break/>la muerte que nos lleva al nacimiento.</text:p>
      <text:p text:style-name="Text_20_body">El hombre, <text:line-break/>sobre la piedra lluvia persistente <text:line-break/>y río entre llamas <text:line-break/>y flor que vence al huracán <text:line-break/>y pájaro semejante al breve relámpago: <text:line-break/>el hombre entre sus frutos y sus obras.</text:p>
      <text:p text:style-name="Text_20_body">El henequén, <text:line-break/>verde lección de geometría <text:line-break/>sobre la tierra blanca y ocre. <text:line-break/>Agricultura, comercio, industria, lenguaje. <text:line-break/>Es una planta vivaz y es una fibra, <text:line-break/>es una acción en la Bolsa y es un signo.</text:p>
      <text:p text:style-name="Text_20_body">Es tiempo humano, <text:line-break/>tiempo que se acumula, <text:line-break/>tiempo que se dilapida.</text:p>
      <text:p text:style-name="Text_20_body">La sed y la planta, <text:line-break/>la planta y el hombre, <text:line-break/>el hombre, sus trabajos y sus días.</text:p>
      <text:p text:style-name="Text_20_body">Desde hace siglos de siglos <text:line-break/>tú das vueltas y vueltas <text:line-break/>con un trote obstinado de animal humano: <text:line-break/>tus días son largos como años <text:line-break/><text:soft-page-break/>y de año en año tus días marcan el paso; <text:line-break/>no el reloj del banquero ni el del líder: <text:line-break/>el sol es tu patrón, <text:line-break/>de sol a sol es tu jornada <text:line-break/>y tu jornal es el sudor, <text:line-break/>rocío de cada día <text:line-break/>que en tu calvario cotidiano <text:line-break/>se vuelve una corona transparente <text:line-break/>-aunque tu cara no esté impresa <text:line-break/>en ningún lienzo de Verónica <text:line-break/>ni sea la de la foto <text:line-break/>del mandamás en turno <text:line-break/>que multiplican los carteles: <text:line-break/>tu cara es el sol gastado del centavo, <text:line-break/>universal rostro borroso; <text:line-break/>tú hablas una lengua que no hablan <text:line-break/>los que hablan de ti desde sus pulpitos <text:line-break/>y juran por tu nombre en vano, <text:line-break/>los tutores de tu futuro, <text:line-break/>los albaceas de tus huesos: <text:line-break/>tu habla es árbol de raíces de agua, <text:line-break/>subterráneo sistema fluvial del espíritu, <text:line-break/>y tus palabras van -descalzas, de puntillas- <text:line-break/>de un silencio a otro silencio; <text:line-break/>tú eres frugal y resignado y vives, <text:line-break/>como si fueras pájaro, <text:line-break/>de un puño de pinole en un jarro de atole; <text:line-break/>tú caminas y tus pasos <text:line-break/>son la llovizna en el polvo; <text:line-break/>tú eres aseado como un venado; <text:line-break/>tú andas vestido de algodón <text:line-break/>y tu calzón y tu camisa remendados <text:line-break/>son más blancos que las nubes blancas; <text:line-break/>tú te emborrachas con licores lunares <text:line-break/>y subes hasta el grito como el cohete <text:line-break/>y como él, quemado, te desplomas; <text:line-break/>tú recorres hincado las estaciones <text:line-break/>y vas del atrio hasta el altar <text:line-break/>y del altar al atrio <text:line-break/>con las rodillas ensangrentadas <text:line-break/>y el cirio que llevas en la mano <text:line-break/>gotea gotas de cera que te queman; <text:line-break/>tú eres cortés y ceremonioso y comedido <text:line-break/>y un poco hipócrita como todos los devotos <text:line-break/>y eres capaz de triturar con una piedra <text:line-break/>el cráneo del cismático y el del adúltero; <text:line-break/>tú tiendes a tu mujer en la hamaca <text:line-break/>y la cubres con una manta de latidos; <text:line-break/>tú, a las doce, por un instante, <text:line-break/><text:soft-page-break/>suspendes el quehacer y la plática, <text:line-break/>para oír, repetida maravilla, <text:line-break/>dar la hora al pájaro, reloj de alas;</text:p>
      <text:p text:style-name="Text_20_body">tú eres justo y tierno y solícito <text:line-break/>con tus pollos, tus cerdos y tus hijos; <text:line-break/>como la mazorca de maíz <text:line-break/>tu dios está hecho de muchos santos <text:line-break/>y hay muchos siglos en tus años; <text:line-break/>un guajolote era tu único orgullo <text:line-break/>y lo sacrificaste un día de copal y ensalmos; <text:line-break/>tú llueves la lluvia de flores amarillas, <text:line-break/>gotas de sol, sobre el hoyo de tus muertos</text:p>
      <text:p text:style-name="Text_20_body">-mas no es el ritmo oscuro, <text:line-break/>el renacer de cada día <text:line-break/>y el remorir de cada noche, <text:line-break/>lo que te mueve por la tierra:</text:p>
      <text:p text:style-name="Text_20_body">IV</text:p>
      <text:p text:style-name="Text_20_body">El dinero y su rueda, <text:line-break/>el dinero y sus números huecos, <text:line-break/>el dinero y su rebaño de espectros.</text:p>
      <text:p text:style-name="Text_20_body">El dinero es una fastuosa geografía: <text:line-break/>montañas de oro y cobre, <text:line-break/>ríos de plata y níquel, <text:line-break/>árboles de jade <text:line-break/>y la hojarasca del papel moneda.</text:p>
      <text:p text:style-name="Text_20_body">Sus jardines son asépticos, <text:line-break/>su primavera perpetua está congelada, <text:line-break/>son flores son piedras preciosas sin olor, <text:line-break/>sus pájaros vuelan en ascensor, <text:line-break/>sus estaciones giran al compás del reloj.</text:p>
      <text:p text:style-name="Text_20_body">El planeta se vuelve dinero, <text:line-break/>el dinero se vuelve número, <text:line-break/>el número se come al tiempo, <text:line-break/>el tiempo se come al hombre, <text:line-break/>el dinero se come al tiempo.</text:p>
      <text:p text:style-name="Text_20_body">La muerte es un sueño que no sueña el dinero.</text:p>
      <text:p text:style-name="Text_20_body">El dinero no dice tú eres: <text:line-break/>el dinero dice cuánto.</text:p>
      <text:p text:style-name="Text_20_body">Más malo que no tener dinero <text:line-break/>es tener mucho dinero.</text:p>
      <text:p text:style-name="Text_20_body">Saber contar no es saber cantar.</text:p>
      <text:p text:style-name="Text_20_body">Alegría y pena <text:line-break/>ni se compran ni se venden.</text:p>
      <text:p text:style-name="Text_20_body"><text:soft-page-break/>La pirámide niega al dinero, <text:line-break/>el ídolo niega al dinero, <text:line-break/>el brujo niega al dinero, <text:line-break/>la Virgen, el Niño y el Santito <text:line-break/>niegan al dinero.</text:p>
      <text:p text:style-name="Text_20_body">El analfabetismo es una sabiduría <text:line-break/>ignorada por el dinero.</text:p>
      <text:p text:style-name="Text_20_body">El dinero abre las puertas de la casa del rey, <text:line-break/>cierra las puertas del perdón.</text:p>
      <text:p text:style-name="Text_20_body">El dinero es el gran prestidigitador. <text:line-break/>Evapora todo lo que toca: <text:line-break/>tu sangre y tu sudor, <text:line-break/>tu lágrima y tu idea. <text:line-break/>El dinero te vuelve ninguno.</text:p>
      <text:p text:style-name="Text_20_body">Entre todos construimos <text:line-break/>el palacio del dinero: <text:line-break/>el gran cero.</text:p>
      <text:p text:style-name="Text_20_body">No el trabajo: el dinero es el castigo. <text:line-break/>El trabajo nos da de comer y dormir: <text:line-break/>el dinero es la araña y el hombre la mosca! <text:line-break/>El trabajo hace las cosas: <text:line-break/>el dinero chupa la sangre de las cosas. <text:line-break/>El trabajo es el techo, la mesa, la cama: <text:line-break/>el dinero no tiene cuerpo ni cara ni alma.</text:p>
      <text:p text:style-name="Text_20_body">El dinero seca la sangre del mundo, <text:line-break/>sorbe el seso del hombre.</text:p>
      <text:p text:style-name="Text_20_body">Escalera de horas y meses y años: <text:line-break/>allá arriba encontramos a nadie.</text:p>
      <text:p text:style-name="Text_20_body">Monumento que tu muerte levanta a la muer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5-09-07T21:15:27.893000000</dc:date>
    <meta:document-statistic meta:table-count="0" meta:image-count="0" meta:object-count="0" meta:page-count="5" meta:paragraph-count="47" meta:word-count="1161" meta:character-count="6330" meta:non-whitespace-character-count="5056"/>
    <meta:user-defined meta:name="Info 1"/>
    <meta:user-defined meta:name="Info 2"/>
    <meta:user-defined meta:name="Info 3"/>
    <meta:user-defined meta:name="Info 4"/>
  </office:meta>
</office:document-meta>
</file>